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ff1" svg:font-family="ff1"/>
    <style:font-face style:name="ff2" svg:font-family="ff2"/>
    <style:font-face style:name="Chilanka" svg:font-family="Chilanka" style:font-pitch="variable"/>
    <style:font-face style:name="Sahadeva" svg:font-family="Sahadev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93%"/>
      <style:text-properties fo:font-variant="normal" fo:text-transform="none" style:font-name="ff2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line-height="93%"/>
      <style:text-properties fo:font-variant="normal" fo:text-transform="none" fo:color="#222222" style:font-name="Ubuntu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paragraph-properties fo:line-height="93%"/>
      <style:text-properties fo:font-variant="normal" fo:text-transform="none" style:font-name="Ubuntu" fo:font-size="12pt" fo:letter-spacing="normal" fo:font-style="normal" fo:font-weight="normal" officeooo:rsid="001e50a9" officeooo:paragraph-rsid="001e50a9" style:font-size-asian="12pt" style:font-size-complex="12pt"/>
    </style:style>
    <style:style style:name="P4" style:family="paragraph" style:parent-style-name="Standard">
      <style:text-properties fo:font-size="12pt" officeooo:rsid="001f7214" officeooo:paragraph-rsid="001f7214" style:font-size-asian="12pt" style:font-size-complex="12pt"/>
    </style:style>
    <style:style style:name="P5" style:family="paragraph" style:parent-style-name="Standard">
      <style:text-properties fo:font-size="12pt" officeooo:rsid="0021565a" officeooo:paragraph-rsid="0021565a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officeooo:rsid="0021565a" officeooo:paragraph-rsid="0021565a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21565a" officeooo:paragraph-rsid="0023c1fb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officeooo:rsid="0021565a" officeooo:paragraph-rsid="0025823e" style:font-size-asian="12pt" style:font-size-complex="12pt"/>
    </style:style>
    <style:style style:name="P9" style:family="paragraph" style:parent-style-name="Standard">
      <style:text-properties fo:font-size="12pt" officeooo:rsid="0021565a" officeooo:paragraph-rsid="0023c1fb" style:font-size-asian="12pt" style:font-size-complex="12pt"/>
    </style:style>
    <style:style style:name="P10" style:family="paragraph" style:parent-style-name="Standard">
      <style:text-properties fo:font-size="12pt" officeooo:rsid="0021565a" officeooo:paragraph-rsid="0025823e" style:font-size-asian="12pt" style:font-size-complex="12pt"/>
    </style:style>
    <style:style style:name="P11" style:family="paragraph" style:parent-style-name="Standard">
      <style:text-properties fo:font-size="12pt" officeooo:rsid="0022f047" officeooo:paragraph-rsid="0022f047" style:font-size-asian="12pt" style:font-size-complex="12pt"/>
    </style:style>
    <style:style style:name="P12" style:family="paragraph" style:parent-style-name="Standard">
      <style:text-properties fo:font-size="12pt" officeooo:rsid="0022f047" officeooo:paragraph-rsid="0025823e" style:font-size-asian="12pt" style:font-size-complex="12pt"/>
    </style:style>
    <style:style style:name="P13" style:family="paragraph" style:parent-style-name="Standard">
      <style:text-properties fo:font-size="12pt" officeooo:rsid="0023c1fb" officeooo:paragraph-rsid="0021565a" style:font-size-asian="12pt" style:font-size-complex="12pt"/>
    </style:style>
    <style:style style:name="P14" style:family="paragraph" style:parent-style-name="Standard">
      <style:text-properties fo:font-size="12pt" officeooo:rsid="0023c1fb" officeooo:paragraph-rsid="0023c1fb" style:font-size-asian="12pt" style:font-size-complex="12pt"/>
    </style:style>
    <style:style style:name="P15" style:family="paragraph" style:parent-style-name="Standard">
      <style:text-properties fo:font-size="12pt" officeooo:rsid="0023c1fb" officeooo:paragraph-rsid="0025823e" style:font-size-asian="12pt" style:font-size-complex="12pt"/>
    </style:style>
    <style:style style:name="P16" style:family="paragraph" style:parent-style-name="Standard">
      <style:text-properties fo:font-size="12pt" style:text-underline-style="solid" style:text-underline-width="auto" style:text-underline-color="font-color" officeooo:rsid="0022f047" officeooo:paragraph-rsid="0022f047" style:font-size-asian="12pt" style:font-size-complex="12pt"/>
    </style:style>
    <style:style style:name="P17" style:family="paragraph" style:parent-style-name="Standard">
      <style:paragraph-properties fo:margin-left="0cm" fo:margin-right="0cm" fo:line-height="93%" fo:text-indent="0cm" style:auto-text-indent="false"/>
      <style:text-properties fo:font-variant="normal" fo:text-transform="none" style:font-name="ff1" fo:font-size="12pt" fo:letter-spacing="normal" fo:font-style="normal" fo:font-weight="normal" style:font-size-asian="12pt" style:font-size-complex="12pt"/>
    </style:style>
    <style:style style:name="P18" style:family="paragraph" style:parent-style-name="Standard">
      <style:paragraph-properties fo:margin-left="0cm" fo:margin-right="0cm" fo:line-height="93%" fo:text-align="end" style:justify-single-word="false" fo:text-indent="0cm" style:auto-text-indent="false"/>
      <style:text-properties fo:font-variant="normal" fo:text-transform="none" style:font-name="ff1" fo:font-size="12pt" fo:letter-spacing="normal" fo:font-style="normal" fo:font-weight="normal" officeooo:rsid="001f7214" officeooo:paragraph-rsid="001f7214" style:font-size-asian="12pt" style:font-size-complex="12pt"/>
    </style:style>
    <style:style style:name="P19" style:family="paragraph" style:parent-style-name="Standard">
      <style:paragraph-properties fo:margin-left="0cm" fo:margin-right="0cm" fo:line-height="93%" fo:text-indent="0cm" style:auto-text-indent="false"/>
      <style:text-properties fo:font-variant="normal" fo:text-transform="none" style:font-name="ff2" fo:font-size="12pt" fo:letter-spacing="normal" fo:font-style="normal" fo:font-weight="normal" style:font-size-asian="12pt" style:font-size-complex="12pt"/>
    </style:style>
    <style:style style:name="P20" style:family="paragraph" style:parent-style-name="Standard">
      <style:paragraph-properties fo:margin-left="0cm" fo:margin-right="0cm" fo:line-height="93%" fo:text-align="start" style:justify-single-word="false" fo:text-indent="0cm" style:auto-text-indent="false"/>
      <style:text-properties fo:font-variant="normal" fo:text-transform="none" style:font-name="Ubuntu" fo:font-size="12pt" fo:letter-spacing="normal" fo:font-style="normal" fo:font-weight="normal" style:font-size-asian="12pt" style:font-size-complex="12pt"/>
    </style:style>
    <style:style style:name="P21" style:family="paragraph" style:parent-style-name="Standard">
      <style:paragraph-properties fo:margin-left="0cm" fo:margin-right="0cm" fo:line-height="93%" fo:text-indent="0cm" style:auto-text-indent="false"/>
      <style:text-properties fo:font-variant="normal" fo:text-transform="none" style:font-name="Ubuntu" fo:font-size="12pt" fo:letter-spacing="normal" fo:font-style="normal" fo:font-weight="normal" officeooo:rsid="001e50a9" officeooo:paragraph-rsid="001e50a9" style:font-size-asian="12pt" style:font-size-complex="12pt"/>
    </style:style>
    <style:style style:name="T1" style:family="text">
      <style:text-properties style:font-name="ff2"/>
    </style:style>
    <style:style style:name="T2" style:family="text">
      <style:text-properties style:font-name="ff2" officeooo:rsid="001e50a9"/>
    </style:style>
    <style:style style:name="T3" style:family="text">
      <style:text-properties officeooo:rsid="001e50a9"/>
    </style:style>
    <style:style style:name="T4" style:family="text">
      <style:text-properties officeooo:rsid="001f721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23c1fb"/>
    </style:style>
    <style:style style:name="T8" style:family="text">
      <style:text-properties officeooo:rsid="0022f047"/>
    </style:style>
    <style:style style:name="T9" style:family="text">
      <style:text-properties officeooo:rsid="0023c1fb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23c1fb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text-underline-style="none" officeooo:rsid="0025823e"/>
    </style:style>
    <style:style style:name="T14" style:family="text">
      <style:text-properties officeooo:rsid="0025823e"/>
    </style:style>
    <style:style style:name="T15" style:family="text">
      <style:text-properties style:font-name="Chilanka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font-name="Chilanka" fo:font-weight="bold" style:font-weight-asian="bold" style:font-weight-complex="bold"/>
    </style:style>
    <style:style style:name="T17" style:family="text">
      <style:text-properties style:font-name="Sahadeva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font-name="Sahadeva" fo:font-weight="bold" style:font-weight-asian="bold" style:font-weight-complex="bold"/>
    </style:style>
    <style:style style:name="T19" style:family="text">
      <style:text-properties style:font-name="Liberation Sans"/>
    </style:style>
    <style:style style:name="T20" style:family="text">
      <style:text-properties style:font-name="Liberation Sans" officeooo:rsid="001f72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3">Brisson Morgan</text:span> <text:s text:c="93"/><text:span text:style-name="T3">à</text:span>, <text:span text:style-name="T3">Allonnes</text:span> l<text:span text:style-name="T3">e : 12/03/20</text:span>,</text:p>
      <text:p text:style-name="P3">Formateur Dev Web (Arinfo)</text:p>
      <text:p text:style-name="P2">18 Rue Georges Bizet</text:p>
      <text:p text:style-name="P21">Allonnes <text:s text:c="7"/></text:p>
      <text:p text:style-name="P17"><text:s/></text:p>
      <text:p text:style-name="P18"/>
      <text:p text:style-name="P19"><text:span text:style-name="T17">Objet</text:span><text:span text:style-name="T18"> </text:span>: <text:span text:style-name="T19">Invitation </text:span><text:span text:style-name="T20">de mise en relation entre Professionnel et apprenant</text:span></text:p>
      <text:p text:style-name="P1"/>
      <text:p text:style-name="P4"><text:tab/>Madame, Monsieur</text:p>
      <text:p text:style-name="P4"/>
      <text:p text:style-name="P5"><text:tab/>Étant en poste dans l’agglomération du Mans en tant que formateur développeur web et web-mobile, c’est à ce sujet que je me permet de vous contactez. Agissant pour le bien commun entre entreprise et apprenant. </text:p>
      <text:p text:style-name="P5"/>
      <text:p text:style-name="P6">______________________________________</text:p>
      <text:p text:style-name="P5"/>
      <text:p text:style-name="P5"><text:tab/><text:span text:style-name="T8">Je vous invite à venir à la rencontre des apprenants de la session en cours, durant ce mois de mars et avril 2020. (des stages sont en vu, du 25/04 au 29/05)</text:span></text:p>
      <text:p text:style-name="P5"/>
      <text:p text:style-name="P7"><text:span text:style-name="T9">(semaine : 12 – 13 – 14 – 15 – 16 – 17 )</text:span></text:p>
      <text:p text:style-name="P5"/>
      <text:p text:style-name="P5"><text:tab/><text:span text:style-name="T8">Des rencontres peuvent être organisées les vendredi de ces semaines à vôtre convenance suivant un accord au préalable d’une semaine précédemment vos disponibilités en accord avec le formateur sur le lieux concerné (Arinfo, Allonnes 72700) suivant les disponibilité de ce dernier.</text:span></text:p>
      <text:p text:style-name="P5"/>
      <text:p text:style-name="P8">______________________________________</text:p>
      <text:p text:style-name="P5"/>
      <text:p text:style-name="P6"><text:tab/></text:p>
      <text:p text:style-name="P5"><text:tab/><text:span text:style-name="T7">Les technologies étudier durant la formation :</text:span></text:p>
      <text:p text:style-name="P5"/>
      <text:p text:style-name="P14"><text:span text:style-name="T12">Front-end :</text:span><text:span text:style-name="T10"> </text:span><text:s text:c="83"/><text:span text:style-name="T12">Serveur :</text:span><text:span text:style-name="T10"> </text:span></text:p>
      <text:p text:style-name="P9"><text:tab/>- <text:span text:style-name="T9">HTML / CSS (Sass – Scss) / JS / JQuery <text:s text:c="35"/>- Nginx &amp; Apache</text:span></text:p>
      <text:p text:style-name="P5"><text:tab/>- <text:span text:style-name="T9">Templating JS : Handlebars<text:tab/><text:tab/><text:tab/><text:tab/><text:tab/><text:tab/><text:tab/><text:tab/> <text:s text:c="4"/>- Ubuntu Server (LEMP)</text:span></text:p>
      <text:p text:style-name="P9"><text:s/><text:tab/>- <text:span text:style-name="T9">FrameWork : Bootstrap / Materialize / Bulma <text:s text:c="26"/></text:span><text:span text:style-name="T11"><text:s/>- </text:span><text:span text:style-name="T13">Ligne de commande SSH</text:span></text:p>
      <text:p text:style-name="P9"><text:s text:c="119"/></text:p>
      <text:p text:style-name="P15"><text:span text:style-name="T12">Back-end</text:span><text:span text:style-name="T5"> : </text:span><text:s text:c="84"/><text:span text:style-name="T12">Autre :</text:span></text:p>
      <text:p text:style-name="P10"><text:tab/>- <text:span text:style-name="T9">Base de donnée : No-SQL avec MongoDB <text:s text:c="31"/>- Méthode Agile</text:span></text:p>
      <text:p text:style-name="P10"><text:tab/>- <text:span text:style-name="T9">NodeJS / ExpressJS <text:s text:c="68"/>- Visual Studio Code</text:span></text:p>
      <text:p text:style-name="P10"><text:tab/>- <text:span text:style-name="T9">API-Rest <text:s text:c="86"/>- Test Unitaire : Mocha</text:span></text:p>
      <text:p text:style-name="P10"><text:tab/><text:tab/><text:tab/><text:tab/><text:tab/><text:tab/><text:tab/><text:tab/><text:tab/><text:tab/><text:tab/><text:tab/><text:tab/><text:tab/><text:tab/> <text:s text:c="5"/><text:span text:style-name="T9">- Git</text:span></text:p>
      <text:p text:style-name="P13"/>
      <text:p text:style-name="P15"><text:span text:style-name="T5">CMS :</text:span> </text:p>
      <text:p text:style-name="P15"><text:tab/>- WordPress / PrestaShop ...</text:p>
      <text:p text:style-name="P5"/>
      <text:p text:style-name="P16">Contact formateur Allonnes :</text:p>
      <text:p text:style-name="P11"/>
      <text:p text:style-name="P12">Nom  <text:span text:style-name="T14">&amp; Prénom </text:span>: Brisson Morgan</text:p>
      <text:p text:style-name="P11">Email : <text:a xlink:type="simple" xlink:href="mailto:Morgan.Brisson@protonmail.com" text:style-name="Internet_20_link" text:visited-style-name="Visited_20_Internet_20_Link">Morgan.Brisson@protonmail.com</text:a></text:p>
      <text:p text:style-name="P11">Téléphone : 06.45.76.82.52</text:p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ff1" svg:font-family="ff1"/>
    <style:font-face style:name="ff2" svg:font-family="ff2"/>
    <style:font-face style:name="Chilanka" svg:font-family="Chilanka" style:font-pitch="variable"/>
    <style:font-face style:name="Sahadeva" svg:font-family="Sahadev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2:22:09.080785764</meta:creation-date>
    <dc:date>2020-03-12T14:06:47.442958797</dc:date>
    <meta:editing-duration>PT9M5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32" meta:word-count="250" meta:character-count="2179" meta:non-whitespace-character-count="1264"/>
  </office:meta>
</office:document-meta>
</file>